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142fb1"/>
    </style:style>
    <style:style style:name="P3" style:family="paragraph" style:parent-style-name="Standard">
      <style:text-properties officeooo:rsid="00150e82" officeooo:paragraph-rsid="00150e82"/>
    </style:style>
    <style:style style:name="P4" style:family="paragraph" style:parent-style-name="Standard">
      <style:text-properties officeooo:rsid="00150e82" officeooo:paragraph-rsid="0018ce43"/>
    </style:style>
    <style:style style:name="P5" style:family="paragraph" style:parent-style-name="Standard">
      <style:text-properties officeooo:paragraph-rsid="0018ce43"/>
    </style:style>
    <style:style style:name="P6" style:family="paragraph" style:parent-style-name="Standard">
      <style:text-properties officeooo:rsid="0018ce43" officeooo:paragraph-rsid="0018ce43"/>
    </style:style>
    <style:style style:name="P7" style:family="paragraph" style:parent-style-name="Standard">
      <style:text-properties officeooo:rsid="0018ce43" officeooo:paragraph-rsid="001a52a0"/>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text-properties officeooo:rsid="001a52a0" officeooo:paragraph-rsid="001a52a0"/>
    </style:style>
    <style:style style:name="P10" style:family="paragraph" style:parent-style-name="Standard">
      <style:text-properties officeooo:rsid="001afa47" officeooo:paragraph-rsid="001afa47"/>
    </style:style>
    <style:style style:name="P11" style:family="paragraph" style:parent-style-name="Standard">
      <style:text-properties officeooo:rsid="001afa47" officeooo:paragraph-rsid="001b6e33"/>
    </style:style>
    <style:style style:name="P12" style:family="paragraph" style:parent-style-name="Standard">
      <style:text-properties officeooo:rsid="001b6e33" officeooo:paragraph-rsid="001b6e33"/>
    </style:style>
    <style:style style:name="P13" style:family="paragraph" style:parent-style-name="Standard">
      <style:text-properties officeooo:paragraph-rsid="001b6e33"/>
    </style:style>
    <style:style style:name="T1" style:family="text">
      <style:text-properties officeooo:rsid="00142fb1"/>
    </style:style>
    <style:style style:name="T2" style:family="text">
      <style:text-properties officeooo:rsid="0016d153"/>
    </style:style>
    <style:style style:name="T3" style:family="text">
      <style:text-properties officeooo:rsid="0018ce43"/>
    </style:style>
    <style:style style:name="T4" style:family="text">
      <style:text-properties officeooo:rsid="001a52a0"/>
    </style:style>
    <style:style style:name="T5" style:family="text">
      <style:text-properties officeooo:rsid="001b6e33"/>
    </style:style>
    <style:style style:name="T6" style:family="text">
      <style:text-properties style:text-underline-style="none" fo:font-weight="normal" style:font-weight-asian="normal" style:font-weight-complex="normal"/>
    </style:style>
    <style:style style:name="T7" style:family="text">
      <style:text-properties officeooo:rsid="001c51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munications.h </text:p>
      <text:p text:style-name="P2">Description: <text:span text:style-name="T1">Controls the receiving and sending of information over the i2c protocol.</text:span></text:p>
      <text:p text:style-name="Standard"/>
      <text:p text:style-name="Standard"><text:s/></text:p>
      <text:p text:style-name="P1">Distance_Sensor_Data.h</text:p>
      <text:p text:style-name="Standard">Description: <text:span text:style-name="T1">Receive and parse the data from the distance sensors. </text:span></text:p>
      <text:p text:style-name="Standard"/>
      <text:p text:style-name="P1">Door_Shell_DC_Motor.h</text:p>
      <text:p text:style-name="Standard">Description: <text:span text:style-name="T1">Controls the two dc motors which open and close the door, and extend and retract the shell of the robot. </text:span></text:p>
      <text:p text:style-name="Standard"/>
      <text:p text:style-name="P8">BodyMotionSetup()</text:p>
      <text:p text:style-name="P3">Used for setting up all the pins used by the motor drivers, along with the endstops needed for the door and shell. </text:p>
      <text:p text:style-name="P3"/>
      <text:p text:style-name="P3">This function <text:span text:style-name="T2">do</text:span>es not need any inputs. </text:p>
      <text:p text:style-name="Standard"/>
      <text:p text:style-name="P8">ShellRetract()</text:p>
      <text:p text:style-name="P3">Runs the shell motor in order to retract the shell after balls have been placed. This is done by running the motor until the endstop button has been pressed. Once the button is pressed, the motor stops. </text:p>
      <text:p text:style-name="Standard"/>
      <text:p text:style-name="P3">This function <text:span text:style-name="T2">d</text:span>oes not need any inputs.</text:p>
      <text:p text:style-name="P3"/>
      <text:p text:style-name="P8">ShellExtend()</text:p>
      <text:p text:style-name="P3">Runs the shell motor in order to extends the shell in order to place the balls. This is done by running the motor until the endstop button has been pressed. Once the button is pressed, the motor stops. </text:p>
      <text:p text:style-name="Standard"/>
      <text:p text:style-name="P3">This function <text:span text:style-name="T2">d</text:span>oes not need any inputs.</text:p>
      <text:p text:style-name="Standard"/>
      <text:p text:style-name="P8">DoorRaise()</text:p>
      <text:p text:style-name="P3">Runs the door motor in order to <text:span text:style-name="T3">raise the back door and let the balls leave the storage compartment</text:span>. This is done by running the motor until the endstop button has been pressed. Once the button is pressed, the motor stops. </text:p>
      <text:p text:style-name="P3"/>
      <text:p text:style-name="P3">This function <text:span text:style-name="T2">do</text:span>es not need any inputs.</text:p>
      <text:p text:style-name="Standard"/>
      <text:p text:style-name="P8">DoorLower()</text:p>
      <text:p text:style-name="P4">Runs the door motor in order to <text:span text:style-name="T3">lower the back door and fully close the door</text:span>. This is done by running the motor until the endstop button has been pressed. Once the button is pressed, the motor stops. </text:p>
      <text:p text:style-name="P4"/>
      <text:p text:style-name="P4">This function <text:span text:style-name="T2">do</text:span>es not need any inputs.</text:p>
      <text:p text:style-name="P5"/>
      <text:p text:style-name="P8">ShellEStop()</text:p>
      <text:p text:style-name="P6">This function should only be used in emergency situations. This function stops the <text:s/>shell motors in the case that there is an issue that could damage the hardware. <text:span text:style-name="T4">It only sets the speed of the motor to zero, it does not disconnect any physical electronics. </text:span></text:p>
      <text:p text:style-name="P6"/>
      <text:p text:style-name="P4">This function <text:span text:style-name="T2">do</text:span>es not need any inputs.</text:p>
      <text:p text:style-name="P6"/>
      <text:p text:style-name="P8"><text:soft-page-break/>DoorEStop()</text:p>
      <text:p text:style-name="P7">This function should only be used in emergency situations. This function stops the <text:s/>door motors in the case that there is an issue that could damage the hardware. <text:span text:style-name="T4">It only sets the speed of the motor to zero, it does not disconnect any physical electronics. </text:span></text:p>
      <text:p text:style-name="P6"/>
      <text:p text:style-name="P4">This function <text:span text:style-name="T2">do</text:span>es not need any inputs.</text:p>
      <text:p text:style-name="Standard"/>
      <text:p text:style-name="P1">IMU_Data.h</text:p>
      <text:p text:style-name="Standard">Description: <text:span text:style-name="T1">Receives and parses data from the inertial measurement unit. </text:span></text:p>
      <text:p text:style-name="Standard"/>
      <text:p text:style-name="P1">Motion_DC_Motors.h</text:p>
      <text:p text:style-name="Standard">Description: <text:span text:style-name="T1">Controls the movement of the motors using the mecanum wheels. </text:span></text:p>
      <text:p text:style-name="Standard"/>
      <text:p text:style-name="P8">MotionSetup()</text:p>
      <text:p text:style-name="P9">Used for setting up any of the pins used for the DC motor drivers. Should be included in the main setup function. </text:p>
      <text:p text:style-name="Standard"/>
      <text:p text:style-name="P9">This function does not need any inputs.</text:p>
      <text:p text:style-name="Standard"/>
      <text:p text:style-name="P8">MecForwards(int speed)</text:p>
      <text:p text:style-name="P9">This function turns on the dc motors in a way that makes the robot move forward, based on the movement diagram of the mecanum wheel.</text:p>
      <text:p text:style-name="P9"/>
      <text:p text:style-name="P9">The function requires a speed input. This input should be a value from 0 to 255. Example:</text:p>
      <text:p text:style-name="P9">MecForwards(150);</text:p>
      <text:p text:style-name="Standard"/>
      <text:p text:style-name="P8">MecBackwards(int speed)</text:p>
      <text:p text:style-name="P9">This function turns on the dc motors in a way that makes the robot move backwards, based on the movement diagram of the mecanum wheel.</text:p>
      <text:p text:style-name="P9"/>
      <text:p text:style-name="P9">The function requires a speed input. This input should be a value from 0 to 255. Example:</text:p>
      <text:p text:style-name="P9">MecBackwards(150);</text:p>
      <text:p text:style-name="Standard"/>
      <text:p text:style-name="P8">MecRight(int speed)</text:p>
      <text:p text:style-name="P9">This function turns on the dc motors in a way that makes the robot move right, based on the movement diagram of the mecanum wheel.</text:p>
      <text:p text:style-name="P9"/>
      <text:p text:style-name="P9">The function requires a speed input. This input should be a value from 0 to 255. Example:</text:p>
      <text:p text:style-name="P9">MecRight(150);</text:p>
      <text:p text:style-name="P9"/>
      <text:p text:style-name="P8">MecLeft(int speed)</text:p>
      <text:p text:style-name="P9">This function turns on the dc motors in a way that makes the robot move left, based on the movement diagram of the mecanum wheel.</text:p>
      <text:p text:style-name="P9"/>
      <text:p text:style-name="P9">The function requires a speed input. This input should be a value from 0 to 255. Example:</text:p>
      <text:p text:style-name="P9">MecLeft(150);</text:p>
      <text:p text:style-name="P9"/>
      <text:p text:style-name="P8">MecCW(int speed)</text:p>
      <text:p text:style-name="P9"><text:soft-page-break/>This function turns on the dc motors in a way that makes the robot rotate clockwise. Based on the diagram of the mecanum wheel.</text:p>
      <text:p text:style-name="P9"/>
      <text:p text:style-name="P9">The function requires a speed input. This input should be a value from 0 to 255. Example:</text:p>
      <text:p text:style-name="P9">MecCW(150);</text:p>
      <text:p text:style-name="P9"/>
      <text:p text:style-name="P8">MecCCW(int speed)</text:p>
      <text:p text:style-name="P9">This function turns on the dc motors in a way that makes the robot rotate counter clockwise. Based on the diagram of the mecanum wheel.</text:p>
      <text:p text:style-name="P9"/>
      <text:p text:style-name="P9">The function requires a speed input. This input should be a value from 0 to 255. Example:</text:p>
      <text:p text:style-name="P9">MecCCW(150);</text:p>
      <text:p text:style-name="P9"/>
      <text:p text:style-name="P8">MecStop()</text:p>
      <text:p text:style-name="P9">This function forces the motor to stop. It sets the speed of all the motors to zero. </text:p>
      <text:p text:style-name="P9"/>
      <text:p text:style-name="P9">This function does not require any inputs.</text:p>
      <text:p text:style-name="Standard"/>
      <text:p text:style-name="P1">Picking_Steppers.h</text:p>
      <text:p text:style-name="Standard">Description: <text:span text:style-name="T1">Controls functions related to the movement of the picking stepper motors and stepper drivers.</text:span></text:p>
      <text:p text:style-name="Standard"/>
      <text:p text:style-name="P8">StepperSetup(int MSpeed, int Mstep)</text:p>
      <text:p text:style-name="P10">This function is used to set up all the pins related to the stepper motor drivers, and also creates the stepper motor objects. </text:p>
      <text:p text:style-name="P10"/>
      <text:p text:style-name="P10">This function requires two inputs, MSpeed and Mstep.</text:p>
      <text:p text:style-name="P10"/>
      <text:p text:style-name="P10">Mspeed sets the speed of the stepper motor. This speed is set in RPM. </text:p>
      <text:p text:style-name="P10">Mstep sets the microstep setting. This function uses the value 16. </text:p>
      <text:p text:style-name="P10"/>
      <text:p text:style-name="P10">Example of usage of the function: StepperSetup(100,16);</text:p>
      <text:p text:style-name="Standard"/>
      <text:p text:style-name="P8">StepperMovement1(int Distance, int Direction)</text:p>
      <text:p text:style-name="P10">This function moves the first stepper motor in order to move the first axis of the picking mechanism. </text:p>
      <text:p text:style-name="P10"/>
      <text:p text:style-name="P10">This function takes two inputs, Distance and Direction. Distance is measured in milimeters and the direction can either be clockwise or counter-clockwise. These directions can be set with the numbers 1 and -1. </text:p>
      <text:p text:style-name="Standard"/>
      <text:p text:style-name="P12">Example: <text:span text:style-name="T6">StepperMovement1(10, 1);, This will move the axis 10mm in the clockwise direction. </text:span></text:p>
      <text:p text:style-name="Standard"/>
      <text:p text:style-name="P8">StepperMovement2(int Distance, int Direction)</text:p>
      <text:p text:style-name="P11">This function moves the <text:span text:style-name="T5">second</text:span> stepper motor in order to move the <text:span text:style-name="T5">second</text:span> axis of the picking mechanism. </text:p>
      <text:p text:style-name="P11"/>
      <text:p text:style-name="P11">This function takes two inputs, Distance and Direction. Distance is measured in milimeters and the direction can either be clockwise or counter-clockwise. These directions can be set with the numbers 1 and -1. </text:p>
      <text:p text:style-name="P13"><text:soft-page-break/></text:p>
      <text:p text:style-name="P12">Example: <text:span text:style-name="T6">StepperMovement1(10, 1);, This will move the axis 10mm in the clockwise direction. </text:span></text:p>
      <text:p text:style-name="Standard"/>
      <text:p text:style-name="P8">HomingStepper1()</text:p>
      <text:p text:style-name="P12">This function is used to home the first axis. The homing process consists of the motor moving until it the axis reaches it’s zero position, which is reached when the axis touches the button. The reason this process is needed is because the stepper motor needs to know what it’s zero position is in order to move relative to it. </text:p>
      <text:p text:style-name="P12"/>
      <text:p text:style-name="P12">This function requires no inputs. </text:p>
      <text:p text:style-name="Standard"/>
      <text:p text:style-name="P8">HomingStepper2()</text:p>
      <text:p text:style-name="P12">This function is used to home the second axis. The homing process consists of the motor moving until it the axis reaches it’s zero position, which is reached when the axis touches the button. The reason this process is needed is because the stepper motor needs to know what it’s zero position is in order to move relative to it. </text:p>
      <text:p text:style-name="P12"/>
      <text:p text:style-name="P12">This function requires no inputs. </text:p>
      <text:p text:style-name="Standard"/>
      <text:p text:style-name="P8">EmergencyStopEN()</text:p>
      <text:p text:style-name="P12">This function enables the emergency stop function. This function physically disconnects power to the stepper motor in case that the axis goes into an emergency state where the hardware could be damaged or destroyed. This function stops and disables both stepper motors. </text:p>
      <text:p text:style-name="P12"/>
      <text:p text:style-name="P12">This function takes no inputs. </text:p>
      <text:p text:style-name="Standard"/>
      <text:p text:style-name="P8">EmergencyStopDis()</text:p>
      <text:p text:style-name="P12">This function <text:span text:style-name="T7">disables </text:span>the emergency stop function <text:span text:style-name="T7">and returns power back to the stepper drivers</text:span>. <text:span text:style-name="T7">A full restart of the robot should be executed after an emergency situation. </text:span></text:p>
      <text:p text:style-name="P12"/>
      <text:p text:style-name="P12">This function takes no inputs. </text:p>
      <text:p text:style-name="Standard"/>
      <text:p text:style-name="P1">Piezo_Sound.h</text:p>
      <text:p text:style-name="Standard">Descritiopn: Controls the functions related to the sounds produced by the Piezo speak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14:34:51.581430229</meta:creation-date>
    <meta:generator>LibreOffice/6.0.7.3$Linux_X86_64 LibreOffice_project/00m0$Build-3</meta:generator>
    <dc:date>2019-01-28T19:18:45.058979979</dc:date>
    <meta:editing-duration>PT30M12S</meta:editing-duration>
    <meta:editing-cycles>5</meta:editing-cycles>
    <meta:document-statistic meta:table-count="0" meta:image-count="0" meta:object-count="0" meta:page-count="4" meta:paragraph-count="92" meta:word-count="1162" meta:character-count="6983" meta:non-whitespace-character-count="5876"/>
  </office:meta>
</office:document-meta>
</file>